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 style:list-style-name="L1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1">
      <style:graphic-properties draw:fill-color="#ffffff" draw:auto-grow-height="true" fo:min-height="9.262cm"/>
    </style:style>
    <style:style style:name="pr5" style:family="presentation" style:parent-style-name="BrightBlue-subtitle" style:list-style-name="L1">
      <style:graphic-properties draw:fill-color="#ffffff" draw:auto-grow-height="true" fo:min-height="11.596cm"/>
    </style:style>
    <style:style style:name="pr6" style:family="presentation" style:parent-style-name="BrightBlue-subtitle" style:list-style-name="L1">
      <style:graphic-properties draw:fill-color="#ffffff" draw:auto-grow-height="true" fo:min-height="11.27cm"/>
    </style:style>
    <style:style style:name="pr7" style:family="presentation" style:parent-style-name="BrightBlue-subtitle" style:list-style-name="L1">
      <style:graphic-properties draw:fill-color="#ffffff" draw:auto-grow-height="true" fo:min-height="11.028cm"/>
    </style:style>
    <style:style style:name="pr8" style:family="presentation" style:parent-style-name="BrightBlue-subtitle" style:list-style-name="L1">
      <style:graphic-properties draw:fill-color="#ffffff" draw:auto-grow-height="true" fo:min-height="9.093cm"/>
    </style:style>
    <style:style style:name="pr9" style:family="presentation" style:parent-style-name="BrightBlue-subtitle" style:list-style-name="L1">
      <style:graphic-properties draw:fill-color="#ffffff" draw:auto-grow-height="true" fo:min-height="11.56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457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457cm" fo:text-align="start" fo:text-indent="0cm"/>
      <style:text-properties style:font-name="Open Sans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6cm" fo:text-align="start" fo:text-indent="0cm"/>
    </style:style>
    <style:style style:name="P6" style:family="paragraph">
      <style:paragraph-properties fo:margin-left="0cm" fo:margin-right="0cm" fo:margin-top="0cm" fo:margin-bottom="0.406cm" fo:text-align="start" fo:text-indent="0cm">
        <style:tab-stops>
          <style:tab-stop style:position="0.305cm"/>
        </style:tab-stops>
      </style:paragraph-properties>
    </style:style>
    <style:style style:name="P7" style:family="paragraph">
      <loext:graphic-properties draw:fill-color="#ffffff"/>
      <style:paragraph-properties fo:margin-left="0cm" fo:margin-right="0cm" fo:margin-top="0cm" fo:margin-bottom="0.406cm" fo:text-align="start" fo:text-indent="0cm"/>
      <style:text-properties style:font-name="Open Sans" fo:font-size="20pt" style:font-size-asian="20pt" style:font-size-complex="20pt"/>
    </style:style>
    <style:style style:name="P8" style:family="paragraph">
      <style:paragraph-properties fo:margin-left="0cm" fo:margin-right="0cm" fo:margin-top="0.051cm" fo:margin-bottom="0.356cm" fo:text-align="start" fo:text-indent="0cm"/>
    </style:style>
    <style:style style:name="P9" style:family="paragraph">
      <style:paragraph-properties fo:margin-left="0cm" fo:margin-right="0cm" fo:margin-top="0.051cm" fo:margin-bottom="0.356cm" fo:text-align="start" fo:text-indent="0cm">
        <style:tab-stops>
          <style:tab-stop style:position="0.305cm"/>
        </style:tab-stops>
      </style:paragraph-properties>
    </style:style>
    <style:style style:name="P10" style:family="paragraph">
      <loext:graphic-properties draw:fill-color="#ffffff"/>
      <style:paragraph-properties fo:margin-left="0cm" fo:margin-right="0cm" fo:margin-top="0.051cm" fo:margin-bottom="0.356cm" fo:text-align="start" fo:text-indent="0cm"/>
      <style:text-properties style:font-name="Open Sans" fo:font-size="20pt" style:font-size-asian="20pt" style:font-size-complex="20pt"/>
    </style:style>
    <style:style style:name="P11" style:family="paragraph">
      <style:paragraph-properties fo:margin-left="0cm" fo:margin-right="0cm" fo:margin-top="0cm" fo:margin-bottom="0.305cm" fo:text-align="start" fo:text-indent="0cm">
        <style:tab-stops>
          <style:tab-stop style:position="0.305cm"/>
        </style:tab-stops>
      </style:paragraph-properties>
    </style:style>
    <style:style style:name="P12" style:family="paragraph">
      <style:paragraph-properties fo:margin-left="0cm" fo:margin-right="0cm" fo:margin-top="0cm" fo:margin-bottom="0.305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.305cm" fo:text-align="start" fo:text-indent="0cm"/>
      <style:text-properties style:font-name="Open Sans" fo:font-size="16pt" style:font-size-asian="16pt" style:font-size-complex="16pt"/>
    </style:style>
    <style:style style:name="P14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  <style:text-properties style:font-name="Open Sans" fo:font-size="16pt" style:font-size-asian="16pt" style:font-size-complex="16pt"/>
    </style:style>
    <style:style style:name="P16" style:family="paragraph">
      <style:paragraph-properties fo:margin-left="0cm" fo:margin-right="0cm" fo:margin-top="0cm" fo:margin-bottom="0.457cm" fo:text-align="start" fo:text-indent="0cm">
        <style:tab-stops>
          <style:tab-stop style:position="0.305cm"/>
        </style:tab-stops>
      </style:paragraph-properties>
    </style:style>
    <style:style style:name="P17" style:family="paragraph">
      <loext:graphic-properties draw:fill-color="#ffffff"/>
      <style:paragraph-properties fo:margin-left="0cm" fo:margin-right="0cm" fo:margin-top="0cm" fo:margin-bottom="0.457cm" fo:text-align="start" fo:text-indent="0cm">
        <style:tab-stops>
          <style:tab-stop style:position="0.305cm"/>
        </style:tab-stops>
      </style:paragraph-properties>
      <style:text-properties style:font-name="Open Sans" fo:font-size="18pt" style:font-size-asian="18pt" style:font-size-complex="18pt"/>
    </style:style>
    <style:style style:name="P18" style:family="paragraph">
      <style:paragraph-properties fo:margin-left="0cm" fo:margin-right="0cm" fo:margin-top="0cm" fo:margin-bottom="0.305cm" fo:text-align="start" fo:text-indent="0cm">
        <style:tab-stops/>
      </style:paragraph-properties>
    </style:style>
    <style:style style:name="P19" style:family="paragraph">
      <loext:graphic-properties draw:fill-color="#ffffff"/>
      <style:paragraph-properties fo:margin-left="0cm" fo:margin-right="0cm" fo:margin-top="0cm" fo:margin-bottom="0.305cm" fo:text-align="start" fo:text-indent="0cm">
        <style:tab-stops/>
      </style:paragraph-properties>
      <style:text-properties style:font-name="Open Sans" fo:font-size="18pt" style:font-size-asian="18pt" style:font-size-complex="18pt"/>
    </style:style>
    <style:style style:name="T1" style:family="text">
      <style:text-properties style:font-name="Open Sans"/>
    </style:style>
    <style:style style:name="T2" style:family="text">
      <style:text-properties fo:color="#071136" style:font-name="Open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Open Sans" fo:font-size="18pt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Open Sans" fo:font-size="18pt" fo:font-style="italic" fo:text-shadow="none" style:text-underline-style="none" fo:font-weight="normal" style:letter-kerning="true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 style:font-size-asian="18pt" style:font-size-complex="18pt"/>
    </style:style>
    <style:style style:name="T7" style:family="text">
      <style:text-properties fo:color="#071136" style:font-name="Ope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Open Sans" fo:font-size="18pt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color="#071136" style:text-outline="false" style:text-line-through-style="none" style:text-line-through-type="none" style:font-name="Open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Open Sans" fo:font-size="20pt" style:font-size-asian="20pt" style:font-size-complex="20pt"/>
    </style:style>
    <style:style style:name="T11" style:family="text">
      <style:text-properties fo:color="#071136" style:font-name="Open Sans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71136" style:font-name="Ope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style:font-name="Open Sans" fo:font-size="16pt" style:font-size-asian="16pt" style:font-size-complex="16pt"/>
    </style:style>
    <style:style style:name="T14" style:family="text">
      <style:text-properties fo:color="#1c052e" style:text-outline="false" style:text-line-through-style="none" style:text-line-through-type="none" style:font-name="Open Sans" fo:font-size="16pt" fo:font-style="italic" fo:text-shadow="none" style:text-underline-style="none" fo:font-weight="bold" style:letter-kerning="true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color="#1c052e" style:font-name="Open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style:font-name="Open Sans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font-name="Open Sans"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Open Sans" fo:font-size="7pt" fo:font-style="normal" style:font-size-asian="7pt" style:font-style-asian="normal" style:font-size-complex="7pt" style:font-style-complex="normal"/>
    </style:style>
    <style:style style:name="T20" style:family="text">
      <style:text-properties style:font-name="Open Sans" fo:font-size="6pt" fo:font-style="normal" style:font-size-asian="6pt" style:font-style-asian="normal" style:font-size-complex="6pt" style:font-style-complex="normal"/>
    </style:style>
    <style:style style:name="T21" style:family="text">
      <style:text-properties fo:color="#071136" style:font-name="Open Sans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Open Sans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font-name="Open Sans"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use-window-font-color="true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Open Sans" fo:font-size="17pt" style:font-size-asian="17pt" style:font-size-complex="17pt"/>
    </style:style>
    <style:style style:name="T26" style:family="text">
      <style:text-properties style:use-window-font-color="true" style:text-outline="false" style:text-line-through-style="none" style:text-line-through-type="none" style:font-name="Open Sans" fo:font-size="17pt" fo:font-style="normal" fo:text-shadow="none" style:text-underline-style="none" fo:font-weight="normal" style:letter-kerning="true" style:font-size-asian="17pt" style:font-size-complex="17pt" style:text-emphasize="none" style:font-relief="none" style:text-overline-style="none" style:text-overline-color="font-color"/>
    </style:style>
    <style:style style:name="T27" style:family="text">
      <style:text-properties style:font-name="Open Sans" fo:font-size="17pt" fo:font-style="italic" style:font-size-asian="17pt" style:font-style-asian="italic" style:font-size-complex="1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Open-Closed Principle</text:span>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2"><text:span text:style-name="T2">Basic idea</text:span></text:p>
            <text:p text:style-name="P2"><text:span text:style-name="T3">“</text:span><text:span text:style-name="T4">Software entities (modules, classes, functions, etc.) should be open for extension but closed for modification</text:span><text:span text:style-name="T5">” – Bertrand </text:span><text:span text:style-name="T6">Meyer </text:span></text:p>
            <text:list text:style-name="L1">
              <text:list-item>
                <text:p text:style-name="P2"><text:span text:style-name="T6"><text:s text:c="2"/></text:span><text:span text:style-name="T7">Open for extension</text:span><text:span text:style-name="T6">. If the requirements change, the behavior of a module, class or function can be extended.</text:span></text:p>
              </text:list-item>
              <text:list-item>
                <text:p text:style-name="P2"><text:span text:style-name="T8"><text:s text:c="2"/></text:span><text:span text:style-name="T9">Closed for modification</text:span><text:span text:style-name="T5">. Extending the behavior of a module, class or function does not change its source code and tests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>
          <draw:text-box>
            <text:p><text:span text:style-name="T1">Open-Closed Principle</text:span></text:p>
          </draw:text-box>
        </draw:frame>
        <draw:frame presentation:style-name="pr4" draw:text-style-name="P7" draw:layer="layout" svg:width="25.2cm" svg:height="9.262cm" svg:x="1.4cm" svg:y="4.538cm" presentation:class="subtitle" presentation:user-transformed="true">
          <draw:text-box>
            <text:p text:style-name="P5"><text:span text:style-name="T2">Violating the principle</text:span></text:p>
            <text:p text:style-name="P6"><text:span text:style-name="T10">When our code (modules, classes and functions) does not confirm to OCP</text:span></text:p>
            <text:list text:style-name="L1">
              <text:list-item>
                <text:p text:style-name="P6"><text:span text:style-name="T10"><text:s text:c="2"/></text:span><text:span text:style-name="T10">A change in one place results in a cascade of changes in many other places</text:span></text:p>
              </text:list-item>
              <text:list-item>
                <text:p text:style-name="P6"><text:span text:style-name="T10"><text:s text:c="2"/></text:span><text:span text:style-name="T10">Such code, therefore, becomes coupled, inflexible and rigid</text:span></text:p>
              </text:list-item>
              <text:list-item>
                <text:p text:style-name="P6"><text:span text:style-name="T10"><text:s text:c="2"/></text:span><text:span text:style-name="T10">Consequently, it’s harder to maintain, test and reuse such code</text:span></text:p>
              </text:list-item>
              <text:list-item>
                <text:p text:style-name="P6"><text:span text:style-name="T10"><text:s text:c="2"/></text:span><text:span text:style-name="T10">Adding and/or extending functionalities takes more effort to implement</text:span></text:p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Open-Closed Principle</text:span></text:p>
          </draw:text-box>
        </draw:frame>
        <draw:frame presentation:style-name="pr5" draw:text-style-name="P10" draw:layer="layout" svg:width="24.946cm" svg:height="11.596cm" svg:x="1.568cm" svg:y="2.971cm" presentation:class="subtitle" presentation:user-transformed="true">
          <draw:text-box>
            <text:p text:style-name="P8"><text:span text:style-name="T2">Complying with the principle</text:span></text:p>
            <text:p text:style-name="P9"><text:span text:style-name="T10">When our code (modules, classes and functions) conforms to OCP</text:span></text:p>
            <text:list text:style-name="L1">
              <text:list-item>
                <text:p text:style-name="P9"><text:span text:style-name="T10"><text:s text:c="2"/></text:span><text:span text:style-name="T10">Changes do not usually cascade to many other places</text:span></text:p>
              </text:list-item>
              <text:list-item>
                <text:p text:style-name="P9"><text:span text:style-name="T10"><text:s text:c="2"/></text:span><text:span text:style-name="T10">Code is more stable, maintainable and resistant to changes</text:span></text:p>
              </text:list-item>
              <text:list-item>
                <text:p text:style-name="P9"><text:span text:style-name="T10"><text:s text:c="2"/></text:span><text:span text:style-name="T10">Modules and classes are less coupled across the application</text:span></text:p>
              </text:list-item>
              <text:list-item>
                <text:p text:style-name="P9"><text:span text:style-name="T10"><text:s text:c="2"/></text:span><text:span text:style-name="T10">Modules are rebuilt less often and compilation time is reduced</text:span></text:p>
              </text:list-item>
              <text:list-item>
                <text:p text:style-name="P8"><text:span text:style-name="T10"><text:s text:c="2"/></text:span><text:span text:style-name="T10">Adding and extending functionalists is usually easi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Open-Closed Principle</text:span></text:p>
          </draw:text-box>
        </draw:frame>
        <draw:frame presentation:style-name="pr6" draw:text-style-name="P13" draw:layer="layout" svg:width="25.2cm" svg:height="11.27cm" svg:x="1.4cm" svg:y="3.739cm" presentation:class="subtitle" presentation:user-transformed="true">
          <draw:text-box>
            <text:p text:style-name="P11"><text:span text:style-name="T11">How to comply (part 1)</text:span></text:p>
            <text:p text:style-name="P11"><text:span text:style-name="T12">Dynamic polymorphism and inheritance</text:span></text:p>
            <text:list text:style-name="L1">
              <text:list-item>
                <text:p text:style-name="P11"><text:span text:style-name="T13"><text:s text:c="2"/></text:span><text:span text:style-name="T13">Use appropriate abstractions and inheritance where changes are anticipated</text:span></text:p>
              </text:list-item>
              <text:list-item>
                <text:p text:style-name="P11"><text:span text:style-name="T13"><text:s text:c="2"/></text:span><text:span text:style-name="T13">Subclass and override super-classes to extend the existing behavior </text:span></text:p>
              </text:list-item>
              <text:list-item>
                <text:p text:style-name="P11"><text:span text:style-name="T13"><text:s text:c="2"/></text:span><text:span text:style-name="T13">Depend on abstractions/interfaces (abstract base classes) instead of concrete classes</text:span></text:p>
              </text:list-item>
            </text:list>
            <text:p text:style-name="P11"><text:span text:style-name="T14">Static </text:span><text:span text:style-name="T12">polymorphism and</text:span><text:span text:style-name="T15"> templates</text:span></text:p>
            <text:list text:continue-numbering="true" text:style-name="L1">
              <text:list-item>
                <text:p text:style-name="P11"><text:span text:style-name="T16"><text:s text:c="2"/></text:span><text:span text:style-name="T17">Use class and function templates to be able to extend the existing behavior</text:span></text:p>
              </text:list-item>
              <text:list-item>
                <text:p text:style-name="P12"><text:span text:style-name="T17"><text:s text:c="2"/></text:span><text:span text:style-name="T17">Depend on template parameters instead of concrete types*</text:span></text:p>
              </text:list-item>
              <text:list-item>
                <text:p text:style-name="P12"><text:span text:style-name="T18"><text:s text:c="2"/></text:span><text:span text:style-name="T18">Use template specialization</text:span><text:span text:style-name="T17"> to extend the existing behavior of template classes and functions</text:span></text:p>
              </text:list-item>
            </text:list>
            <text:p text:style-name="P12"><text:span text:style-name="T19">* </text:span><text:span text:style-name="T20">Can we stay we rely on duck-typing or, in other words, is C++ template system is an example of duck tying </text:span><text:span text:style-name="T20"><text:a xlink:href="https://stackoverflow.com/questions/6923299/whats-the-relationship-between-c-template-and-duck-typing" xlink:type="simple">https://stackoverflow.com/questions/6923299/whats-the-relationship-between-c-template-and-duck-typing</text:a></text:span><text:span text:style-name="T20">? 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Open-Closed Principle</text:span></text:p>
          </draw:text-box>
        </draw:frame>
        <draw:frame presentation:style-name="pr7" draw:text-style-name="P15" draw:layer="layout" svg:width="25.2cm" svg:height="11.028cm" svg:x="1.47cm" svg:y="3.555cm" presentation:class="subtitle" presentation:user-transformed="true">
          <draw:text-box>
            <text:p text:style-name="P14"><text:span text:style-name="T21">How to comply (part 2)</text:span></text:p>
            <text:p text:style-name="P14"><text:span text:style-name="T7">Design patterns</text:span></text:p>
            <text:list text:style-name="L1">
              <text:list-item>
                <text:p text:style-name="P14"><text:span text:style-name="T22"><text:s text:c="2"/></text:span><text:span text:style-name="T22">Decorator</text:span><text:span text:style-name="T23"> (dynamic) to added behavior to individual objects without affecting the behavior of other objects from the same class</text:span></text:p>
              </text:list-item>
              <text:list-item>
                <text:p text:style-name="P14"><text:span text:style-name="T22"><text:s text:c="2"/></text:span><text:span text:style-name="T22">D</text:span><text:span text:style-name="T4">ecorator</text:span><text:span text:style-name="T24"> (static) to added behavior to types, then depend on template parameters</text:span></text:p>
              </text:list-item>
              <text:list-item>
                <text:p text:style-name="P14"><text:span text:style-name="T24"><text:s text:c="2"/></text:span><text:span text:style-name="T4">Template</text:span><text:span text:style-name="T24"> </text:span><text:span text:style-name="T4">method</text:span><text:span text:style-name="T24"> to allow derivative classes to extend and/or modify the basic behavior defined in the base classes</text:span></text:p>
              </text:list-item>
              <text:list-item>
                <text:p text:style-name="P14"><text:span text:style-name="T24"><text:s text:c="2"/></text:span><text:span text:style-name="T4">Adapter</text:span><text:span text:style-name="T24"> to use wrapper instead of modifying interface</text:span></text:p>
              </text:list-item>
              <text:list-item>
                <text:p text:style-name="P14"><text:span text:style-name="T24"><text:s text:c="2"/></text:span><text:span text:style-name="T4">Facade</text:span><text:span text:style-name="T24"> to simplify interface and reduce dependencies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Open-Closed Principle</text:span></text:p>
          </draw:text-box>
        </draw:frame>
        <draw:frame presentation:style-name="pr8" draw:text-style-name="P17" draw:layer="layout" svg:width="25.2cm" svg:height="9.093cm" svg:x="1.524cm" svg:y="4.376cm" presentation:class="subtitle" presentation:user-transformed="true">
          <draw:text-box>
            <text:p text:style-name="P16"><text:span text:style-name="T21">How to comply (part 3)</text:span></text:p>
            <text:p text:style-name="P14"><text:span text:style-name="T7">Other techniques</text:span></text:p>
            <text:list text:style-name="L1">
              <text:list-item>
                <text:p text:style-name="P14"><text:span text:style-name="T23"><text:s text:c="2"/></text:span><text:span text:style-name="T23">Composition to add behavior to objects, it’s sometimes preferred over inheritance</text:span></text:p>
              </text:list-item>
              <text:list-item>
                <text:p text:style-name="P16"><text:span text:style-name="T24"><text:s text:c="2"/></text:span><text:span text:style-name="T24">Run-time concept idiom to behave in run-time polymorphic manner without modifying</text:span><text:span text:style-name="T23"> concrete types and inheriting from them</text:span></text:p>
              </text:list-item>
            </text:list>
            <text:p text:style-name="P2"><text:span text:style-name="T7">Agile</text:span></text:p>
            <text:list text:continue-numbering="true" text:style-name="L1">
              <text:list-item>
                <text:p text:style-name="P2"><text:span text:style-name="T7"><text:s text:c="2"/></text:span><text:span text:style-name="T23">Short development cycles (test, release and get feedback early and often to better know and anticipate change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>
          <draw:text-box>
            <text:p><text:span text:style-name="T1">Open-Closed Principle</text:span></text:p>
          </draw:text-box>
        </draw:frame>
        <draw:frame presentation:style-name="pr9" draw:text-style-name="P19" draw:layer="layout" svg:width="26.331cm" svg:height="11.56cm" svg:x="1.443cm" svg:y="3.943cm" presentation:class="subtitle" presentation:user-transformed="true">
          <draw:text-box>
            <text:p text:style-name="P18"><text:span text:style-name="T21">Nota bene</text:span></text:p>
            <text:list text:style-name="L1">
              <text:list-item>
                <text:p text:style-name="P18"><text:span text:style-name="T6"><text:s text:c="2"/></text:span><text:span text:style-name="T25">Do not apply OCP always and everywhere</text:span></text:p>
              </text:list-item>
              <text:list-item>
                <text:p text:style-name="P18"><text:span text:style-name="T25"><text:s text:c="2"/></text:span><text:span text:style-name="T25">Complete closure is impossible</text:span></text:p>
              </text:list-item>
              <text:list-item>
                <text:p text:style-name="P18"><text:span text:style-name="T25"><text:s text:c="2"/></text:span><text:span text:style-name="T25">No pervasive abstraction as premature abstraction is also bad</text:span></text:p>
              </text:list-item>
              <text:list-item>
                <text:p text:style-name="P18"><text:span text:style-name="T26"><text:s text:c="2"/></text:span><text:span text:style-name="T26">Provide abstractions only where </text:span><text:span text:style-name="T25">changes are likely</text:span></text:p>
              </text:list-item>
              <text:list-item>
                <text:p text:style-name="P18"><text:span text:style-name="T25"><text:s text:c="2"/></text:span><text:span text:style-name="T25">Otherwise it might result in needless complexity and development effort</text:span></text:p>
              </text:list-item>
              <text:list-item>
                <text:p text:style-name="P18"><text:span text:style-name="T25"><text:s text:c="2"/>“</text:span><text:span text:style-name="T27">Fool me once, shame on you. Fool me twice, shame on me.</text:span><text:span text:style-name="T25">”</text:span></text:p>
              </text:list-item>
              <text:list-item>
                <text:p text:style-name="P18"><text:span text:style-name="T25"><text:s text:c="2"/></text:span><text:span text:style-name="T25">Wait until a change, then refactor to protect against such changes in the future</text:span></text:p>
              </text:list-item>
              <text:list-item>
                <text:p text:style-name="P18"><text:span text:style-name="T25"><text:s text:c="2"/></text:span><text:span text:style-name="T25">Experience, knowledge of the product and client are required to make good predictions</text:span></text:p>
              </text:list-item>
            </text:list>
            <text:p text:style-name="P18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3H39M47S</meta:editing-duration>
    <meta:editing-cycles>92</meta:editing-cycles>
    <meta:generator>LibreOffice/6.0.7.3$Linux_X86_64 LibreOffice_project/00m0$Build-3</meta:generator>
    <dc:title>Bright Blue</dc:title>
    <dc:date>2021-01-06T16:08:14.871467798</dc:date>
    <meta:document-statistic meta:object-count="50"/>
  </office:meta>
</office:document-meta>
</file>